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svg:stroke-width="0.203cm" draw:marker-start-width="0.61cm" draw:marker-end-width="0.61cm" draw:fill-color="#94bd5e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fill-color="#0047ff" draw:opacity="50%" draw:textarea-horizontal-align="center" draw:textarea-vertical-align="middle" fo:padding-top="0.226cm" fo:padding-bottom="0.226cm" fo:padding-left="0.351cm" fo:padding-right="0.351cm" draw:shadow-offset-x="0.305cm" draw:shadow-offset-y="0.305cm" draw:shadow-opacity="50%"/>
    </style:style>
    <style:style style:name="gr4" style:family="graphic" style:parent-style-name="standard">
      <style:graphic-properties svg:stroke-width="0.203cm" draw:marker-start-width="0.61cm" draw:marker-end-width="0.61cm" draw:fill-color="#996633" draw:opacity="50%" draw:textarea-horizontal-align="center" draw:textarea-vertical-align="middle" fo:padding-top="0.226cm" fo:padding-bottom="0.226cm" fo:padding-left="0.351cm" fo:padding-right="0.351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31cm" svg:height="3.488cm" draw:transform="rotate (0.7853981633973) translate (7.058cm 3.249cm)">
          <text:p/>
          <draw:enhanced-geometry svg:viewBox="0 0 21600 21600" draw:mirror-horizontal="false" draw:mirror-vertical="false" draw:text-areas="?f7 ?f0 21600 ?f2" draw:type="left-arrow" draw:modifiers="10505.8935103645 5582.5866441251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84cm" svg:height="1.905cm" svg:x="0.405cm" svg:y="9.085cm">
          <text:p/>
          <draw:enhanced-geometry svg:viewBox="0 0 21600 21600" draw:glue-points="?f6 0 10800 ?f8 ?f11 10800 ?f9 21600 10800 ?f10 ?f5 10800" draw:text-areas="?f3 ?f3 ?f4 ?f4" draw:type="parallelogram" draw:modifiers="4592.185850052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175cm" svg:height="1.905cm" svg:x="0.94cm" svg:y="7.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175cm" svg:height="1.165cm" svg:x="1.675cm" svg:y="6.01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345cm" svg:height="1.905cm" svg:x="2.44cm" svg:y="9.085cm">
          <text:p/>
          <draw:enhanced-geometry svg:viewBox="0 0 21600 21600" draw:glue-points="?f6 0 10800 ?f8 ?f11 10800 ?f9 21600 10800 ?f10 ?f5 10800" draw:text-areas="?f3 ?f3 ?f4 ?f4" draw:type="parallelogram" draw:modifiers="4592.185850052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58cm" svg:height="1.905cm" svg:x="3.075cm" svg:y="7.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51cm" svg:height="1.165cm" svg:x="4.01cm" svg:y="6.015cm">
          <text:p/>
          <draw:enhanced-geometry svg:viewBox="0 0 21600 21600" draw:glue-points="?f6 0 10800 ?f8 ?f11 10800 ?f9 21600 10800 ?f10 ?f5 10800" draw:text-areas="?f3 ?f3 ?f4 ?f4" draw:type="parallelogram" draw:modifiers="4382.701421800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475cm" svg:height="1.905cm" svg:x="4.645cm" svg:y="9.09cm">
          <text:p/>
          <draw:enhanced-geometry svg:viewBox="0 0 21600 21600" draw:glue-points="?f6 0 10800 ?f8 ?f11 10800 ?f9 21600 10800 ?f10 ?f5 10800" draw:text-areas="?f3 ?f3 ?f4 ?f4" draw:type="parallelogram" draw:modifiers="5940.621403912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375cm" svg:height="1.905cm" svg:x="5.615cm" svg:y="7.18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175cm" svg:height="1.27cm" svg:x="6.45cm" svg:y="6.01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345cm" svg:height="1.905cm" svg:x="7.215cm" svg:y="9.09cm">
          <text:p/>
          <draw:enhanced-geometry svg:viewBox="0 0 21600 21600" draw:glue-points="?f6 0 10800 ?f8 ?f11 10800 ?f9 21600 10800 ?f10 ?f5 10800" draw:text-areas="?f3 ?f3 ?f4 ?f4" draw:type="parallelogram" draw:modifiers="4592.185850052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58cm" svg:height="1.905cm" svg:x="7.85cm" svg:y="7.28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305cm" svg:height="1.27cm" svg:x="8.79cm" svg:y="6.015cm">
          <text:p/>
          <draw:enhanced-geometry svg:viewBox="0 0 21600 21600" draw:glue-points="?f6 0 10800 ?f8 ?f11 10800 ?f9 21600 10800 ?f10 ?f5 10800" draw:text-areas="?f3 ?f3 ?f4 ?f4" draw:type="parallelogram" draw:modifiers="4382.701421800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3.839cm" svg:height="3.557cm" svg:x="1.631cm" svg:y="6.692cm" svg:viewBox="0 0 3840 3558" svg:d="m2211 2957c-170 302-498 526-872 529-325 3-663 137-965 31-324-114-467-616-311-933 177-359 503-612 747-934 228-299 155-618 156-934 2-382 394-535 716-498 311 36 635-5 933 93 387 128 585-328 934-311 452 22 352 762-124 685-321-51-632 139-934 249-565 206-13 602-31 934l62 311-93 311-156 94z">
          <text:p/>
        </draw:path>
        <draw:path draw:style-name="gr4" draw:text-style-name="P1" draw:layer="layout" svg:width="5.378cm" svg:height="1.694cm" svg:x="5.836cm" svg:y="6.092cm" svg:viewBox="0 0 5379 1695" svg:d="m5375 712c-180 272-440 474-705 680-252 196-512 222-781 277-247 51-499 22-756-50-248-69-590 44-756-151-211-247-443-362-706-328-261 34-515 122-756 227-238 104-504 369-756 227-265-149-94-503-126-756-23-181-141-623 277-529 271 61 542 29 756 327 162 227 520 73 782 76 260 3 527 37 781-51 266-92 462-330 756-352 250-19 503-75 756-51 266 25 539 33 781-201 230-222 595 258 403 504l-50 75z">
          <text:p/>
        </draw:path>
        <draw:path draw:style-name="gr4" draw:text-style-name="P1" draw:layer="layout" svg:width="8.549cm" svg:height="2.502cm" svg:x="0.671cm" svg:y="8.427cm" svg:viewBox="0 0 8550 2503" svg:d="m8550 2182c-58-322-374-489-580-706-289-303-572 52-756 202-374 305-401-248-453-429-76-263-118-539-252-781-127-229-334-541-656-453-251 69-520-78-756 176-213 229-541 394-604 731-49 262 76 504 151 756 88 297-331 486-605 428-236-50-487 66-680-277-129-228-503-62-756 0-264 65-517 121-781 176-262 55-468 342-756 278-270-60-509-205-756-328-401-199-425 442 0 302 240-79 496 136 756 101 252-34 502 44 756 25 251-19 503 4 756-25 259-29 492-192 756-151 254 40 489 172 756 176 270 4 537-26 806-50 291-26 467-263 781-302 302-37 600 44 756 252 226 301 510 208 781 201 253-6 502-88 756-75h1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19:23:09</dc:date>
    <meta:editing-duration>PT1H58M30S</meta:editing-duration>
    <meta:editing-cycles>7</meta:editing-cycles>
    <meta:generator>LibreOffice/3.3$Linux LibreOffice_project/330m19$Build-202</meta:generator>
    <meta:document-statistic meta:object-count="16"/>
  </office:meta>
</office:document-meta>
</file>